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5" calcext:value-type="float">
            <text:p>18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9" calcext:value-type="float">
            <text:p>17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1" calcext:value-type="float">
            <text:p>17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20:17:57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0T09:40:34.911000000</dc:date>
    <meta:editing-duration>PT16H13M6S</meta:editing-duration>
    <meta:editing-cycles>16</meta:editing-cycles>
    <meta:generator>LibreOffice/5.3.4.2$Windows_X86_64 LibreOffice_project/f82d347ccc0be322489bf7da61d7e4ad13fe2ff3</meta:generator>
    <meta:document-statistic meta:table-count="1" meta:cell-count="252" meta:object-count="0"/>
  </office:meta>
</office:document-meta>
</file>